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WenQuanYi Zen Hei" svg:font-family="'WenQuanYi Zen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da8ec"/>
    </style:style>
    <style:style style:name="P3" style:family="paragraph" style:parent-style-name="Text_20_body" style:list-style-name="L1">
      <style:paragraph-properties fo:margin-top="0in" fo:margin-bottom="0in" loext:contextual-spacing="false"/>
    </style:style>
    <style:style style:name="P4" style:family="paragraph" style:parent-style-name="Preformatted_20_Text">
      <style:text-properties officeooo:paragraph-rsid="000da8ec"/>
    </style:style>
    <style:style style:name="T1" style:family="text">
      <style:text-properties fo:font-size="16pt" style:font-size-asian="16pt" style:font-size-complex="16pt"/>
    </style:style>
    <style:style style:name="T2" style:family="text">
      <style:text-properties fo:font-size="16pt" officeooo:rsid="000da8ec" style:font-size-asian="16pt" style:font-size-complex="16pt"/>
    </style:style>
    <style:style style:name="T3" style:family="text">
      <style:text-properties style:font-name="WenQuanYi Zen Hei" fo:font-size="16pt" style:font-name-asian="WenQuanYi Zen Hei" style:font-size-asian="16pt" style:font-size-complex="16pt"/>
    </style:style>
    <style:style style:name="T4" style:family="text">
      <style:text-properties style:font-name="WenQuanYi Zen Hei" fo:font-size="16pt" fo:font-weight="normal" style:font-name-asian="WenQuanYi Zen Hei" style:font-size-asian="16pt" style:font-weight-asian="normal" style:font-size-complex="16pt" style:font-weight-complex="normal"/>
    </style:style>
    <style:style style:name="T5" style:family="text">
      <style:text-properties style:font-name="WenQuanYi Zen Hei" fo:font-size="16pt" fo:font-weight="bold" style:font-name-asian="WenQuanYi Zen Hei" style:font-size-asian="16pt" style:font-weight-asian="bold" style:font-size-complex="16pt" style:font-weight-complex="bold"/>
    </style:style>
    <style:style style:name="T6" style:family="text">
      <style:text-properties officeooo:rsid="000da8ec"/>
    </style:style>
    <style:style style:name="T7" style:family="text">
      <style:text-properties fo:font-size="18pt" officeooo:rsid="000da8ec" style:font-size-asian="18pt" style:font-size-complex="18pt"/>
    </style:style>
    <style:style style:name="T8" style:family="text">
      <style:text-properties fo:font-size="15pt" style:font-size-asian="13.1000003814697pt" style:font-size-complex="15pt"/>
    </style:style>
    <style:style style:name="T9" style:family="text">
      <style:text-properties fo:font-size="15pt" fo:font-weight="normal" style:font-size-asian="13.1000003814697pt" style:font-weight-asian="normal" style:font-size-complex="15pt" style:font-weight-complex="normal"/>
    </style:style>
    <style:style style:name="T10" style:family="text">
      <style:text-properties fo:color="#ff333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Strong_20_Emphasis"><text:span text:style-name="T1"><text:tab/></text:span></text:span><text:span text:style-name="Strong_20_Emphasis"><text:span text:style-name="T4">Fielding将他对互联网软件的架构原则，定名为REST，即</text:span></text:span><text:span text:style-name="Strong_20_Emphasis"><text:span text:style-name="T5">Representational State Transfer</text:span></text:span><text:span text:style-name="Strong_20_Emphasis"><text:span text:style-name="T4">的缩写。我对这个词组的翻译是"表现层状态转化"。</text:span></text:span></text:p>
      <text:p text:style-name="Preformatted_20_Text"><text:span text:style-name="Strong_20_Emphasis"><text:span text:style-name="T4"><text:tab/>要理解RESTful架构，最好的方法就是去理解Representational State Transfer这个词组到底是什么意思，它的每一个词代表了什么涵义。</text:span></text:span></text:p>
      <text:p text:style-name="Text_20_body"><text:span text:style-name="Strong_20_Emphasis"><text:span text:style-name="T1"/></text:span></text:p>
      <text:p text:style-name="Text_20_body"><text:span text:style-name="Strong_20_Emphasis"><text:span text:style-name="T1">资源（Resources）</text:span></text:span></text:p>
      <text:p text:style-name="Text_20_body">REST的名称"表现层状态转化"中，省略了主语。"表现层"其实指的是"资源"（Resources）的"表现层"。</text:p>
      <text:p text:style-name="Text_20_body"><text:span text:style-name="Strong_20_Emphasis">所谓"资源"，就是网络上的一个实体，或者说是网络上的一个具体信息。</text:span>它可以是一段文本、一张图片、一首歌曲、一种服务，总之就是一个具体的实在。你可以用一个URI（统一资源定位符）指向它，每种资源对应一个特定的URI。要获取这个资源，访问它的URI就可以，因此URI就成了每一个资源的地址或独一无二的识别符。</text:p>
      <text:p text:style-name="Text_20_body"><text:span text:style-name="Strong_20_Emphasis"><text:span text:style-name="T1">表现层（Representation）</text:span></text:span></text:p>
      <text:p text:style-name="Text_20_body">"资源"是一种信息实体，它可以有多种外在表现形式。<text:span text:style-name="Strong_20_Emphasis">我们把"资源"具体呈现出来的形式，叫做它的"表现层"（Representation）。</text:span></text:p>
      <text:p text:style-name="Text_20_body">比如，文本可以用txt格式表现，也可以用HTML格式、XML格式、JSON格式表现，甚至可以采用二进制格式；图片可以用JPG格式表现，也可以用PNG格式表现。</text:p>
      <text:p text:style-name="Text_20_body">URI只代表资源的实体，不代表它的形式。严格地说，有些网址最后的".html"后缀名是不必要的，因为这个后缀名表示格式，属于"表现层"范畴，而URI应该只代表"资源"的位置。它的具体表现形式，应该在HTTP请求的头信息中用Accept和Content-Type字段指定，这两个字段才是对"表现层"的描述。</text:p>
      <text:p text:style-name="Text_20_body"><text:span text:style-name="Strong_20_Emphasis"><text:span text:style-name="T1">状态转化（State Transfer）</text:span></text:span></text:p>
      <text:p text:style-name="Text_20_body">访问一个网站，就代表了客户端和服务器的一个互动过程。在这个过程中，势必涉及到数据和状态的变化。</text:p>
      <text:p text:style-name="Text_20_body">互联网通信协议HTTP协议，是一个无状态协议。这意味着，所有的状态都保存在服务器端。因此，<text:span text:style-name="Strong_20_Emphasis">如果客户端想要操作服务器，必须通过某种手段，让服务器端发生"状态转化"（State Transfer）。而这种转化是建立在表现层之上的，所以就是"表现层状态转化"。</text:span></text:p>
      <text:p text:style-name="Text_20_body">客户端用到的手段，只能是HTTP协议。具体来说，就是HTTP协议里面，四个表示操作方式的动词：GET、POST、PUT、DELETE。它们分别对应四种基本操作：<text:span text:style-name="Strong_20_Emphasis">GET用来获取资源，POST用来新建资源（也可以用于更新资源），PUT用来更新资源，DELETE用来删除资源。</text:span></text:p>
      <text:p text:style-name="P4"><text:span text:style-name="Strong_20_Emphasis"><text:span text:style-name="T2"/></text:span></text:p>
      <text:p text:style-name="P4"><text:span text:style-name="Strong_20_Emphasis"><text:span text:style-name="T2"/></text:span></text:p>
      <text:p text:style-name="P4"><text:soft-page-break/><text:span text:style-name="Strong_20_Emphasis"><text:span text:style-name="T7">REST约束</text:span></text:span></text:p>
      <text:p text:style-name="P2"><text:span text:style-name="Strong_20_Emphasis"><text:span text:style-name="T9">REST其实是一种组织Web服务的架构，而并不是我们想象的那样是实现Web服务的一种新的技术，更没有要求一定要使用HTTP。其目标是为了创建具有良好扩展性的分布式系统。</text:span></text:span></text:p>
      <text:p text:style-name="Text_20_body">　　反过来，作为一种架构，其提出了一系列架构级约束。这些约束有：</text:p>
      <text:list xml:id="list1297808911670850929" text:style-name="L1">
        <text:list-item>
          <text:p text:style-name="P3"><text:span text:style-name="T10">使用客户/服务器模型</text:span>。客户和服务器之间通过一个统一的接口来互相通讯。 </text:p>
        </text:list-item>
        <text:list-item>
          <text:p text:style-name="P3"><text:span text:style-name="T10">层次化的系统</text:span>。在一个REST系统中，客户端并不会固定地与一个服务器打交道。 </text:p>
        </text:list-item>
        <text:list-item>
          <text:p text:style-name="P3"><text:span text:style-name="T10">无状态</text:span>。在一个REST系统中，服务端并不会保存有关客户的任何状态。也就是说，客户端自身负责用户状态的维持，并在每次发送请求时都需要提供足够的信息。 </text:p>
        </text:list-item>
        <text:list-item>
          <text:p text:style-name="P3"><text:span text:style-name="T10">可缓存</text:span>。REST系统需要能够恰当地缓存请求，以尽量减少服务端和客户端之间的信息传输，以提高性能。 </text:p>
        </text:list-item>
        <text:list-item>
          <text:p text:style-name="P1"><text:span text:style-name="T10">统一的接口</text:span>。一个REST系统需要使用一个统一的接口来完成子系统之间以及服务与用户之间的交互。这使得REST系统中的各个子系统可以独自完成演化。 </text:p>
        </text:list-item>
      </text:list>
      <text:p text:style-name="Text_20_body">　　如果一个系统满足了上面所列出的五条约束，那么该系统就被称为是RESTful的。</text:p>
      <text:p text:style-name="P4"><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WenQuanYi Zen Hei" svg:font-family="'WenQuanYi Zen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9:58:29.004627390</dc:date>
    <meta:editing-duration>PT15M14S</meta:editing-duration>
    <meta:editing-cycles>6</meta:editing-cycles>
    <meta:generator>LibreOffice/5.0.6.2$Linux_X86_64 LibreOffice_project/00$Build-2</meta:generator>
    <meta:document-statistic meta:table-count="0" meta:image-count="0" meta:object-count="0" meta:page-count="2" meta:paragraph-count="22" meta:word-count="1201" meta:character-count="1476" meta:non-whitespace-character-count="1459"/>
  </office:meta>
</office:document-meta>
</file>